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6"/>&lt;div class="table-responsive"&gt;</text:p>
      <text:p text:style-name="P1"><text:s text:c="20"/>&lt;table class="table table-striped table-hover"&gt;</text:p>
      <text:p text:style-name="P1"><text:s text:c="24"/>&lt;thead&gt;</text:p>
      <text:p text:style-name="P1"><text:s text:c="28"/>&lt;tr&gt;</text:p>
      <text:p text:style-name="P1"><text:s text:c="32"/>&lt;th&gt;Id&lt;/th&gt;</text:p>
      <text:p text:style-name="P1"><text:s text:c="32"/>&lt;th&gt;Shipping address&lt;/th&gt;</text:p>
      <text:p text:style-name="P1"><text:s text:c="32"/>&lt;th&gt;Billing address&lt;/th&gt;</text:p>
      <text:p text:style-name="P1"><text:s text:c="32"/>&lt;th&gt;Quantity&lt;/th&gt;</text:p>
      <text:p text:style-name="P1"><text:s text:c="32"/>&lt;th&gt;Status&lt;/th&gt;</text:p>
      <text:p text:style-name="P1"><text:s text:c="32"/>&lt;th&gt;Created at&lt;/th&gt;</text:p>
      <text:p text:style-name="P1"><text:s text:c="32"/>&lt;th&gt;Actions&lt;/th&gt;</text:p>
      <text:p text:style-name="P1"><text:s text:c="28"/>&lt;/tr&gt;</text:p>
      <text:p text:style-name="P1"><text:s text:c="24"/>&lt;/thead&gt;</text:p>
      <text:p text:style-name="P1"><text:s text:c="24"/>&lt;tbody&gt;</text:p>
      <text:p text:style-name="P1"><text:s text:c="24"/>{% for entity in entities %}</text:p>
      <text:p text:style-name="P1"><text:s text:c="28"/>&lt;tr&gt;</text:p>
      <text:p text:style-name="P1"><text:s text:c="32"/>&lt;td&gt;&lt;a href="{{ path('application_admin_transaction_show', { 'id': entity.id }) }}"&gt;{{ entity.id }}&lt;/a&gt;&lt;/td&gt;</text:p>
      <text:p text:style-name="P1"><text:s text:c="32"/>&lt;td&gt;{{ entity.shippingaddress }}&lt;/td&gt;</text:p>
      <text:p text:style-name="P1"><text:s text:c="32"/>&lt;td&gt;{{ entity.billingaddress }}&lt;/td&gt;</text:p>
      <text:p text:style-name="P1"><text:s text:c="32"/>&lt;td&gt;{{ entity.quantity }}&lt;/td&gt;</text:p>
      <text:p text:style-name="P1"><text:s text:c="32"/>&lt;td&gt;{{ entity.status }}&lt;/td&gt;</text:p>
      <text:p text:style-name="P1"><text:s text:c="32"/>&lt;td&gt;{% if entity.createdat %}{{ entity.createdat|date('Y-m-d H:i:s') }}{% endif %}&lt;/td&gt;</text:p>
      <text:p text:style-name="P1"><text:s text:c="32"/>&lt;td&gt;</text:p>
      <text:p text:style-name="P1"><text:s text:c="36"/>&lt;a class="btn btn-primary btn-xs" href="{{ path('application_admin_transaction_show', { 'id': entity.id }) }}"&gt;&lt;i class="fa fa-fw fa-file-text-o"&gt;&lt;/i&gt;show&lt;/a&gt;</text:p>
      <text:p text:style-name="P1"><text:s text:c="36"/>&lt;a class="btn btn-primary btn-xs" href="{{ path('application_admin_transaction_edit', { 'id': entity.id }) }}"&gt;&lt;i class="fa fa-fw fa-file-text-o"&gt;&lt;/i&gt;edit&lt;/a&gt;</text:p>
      <text:p text:style-name="P1"><text:s text:c="32"/>&lt;/td&gt;</text:p>
      <text:p text:style-name="P1"><text:s text:c="28"/>&lt;/tr&gt;</text:p>
      <text:p text:style-name="P1"><text:s text:c="24"/>{% endfor %}</text:p>
      <text:p text:style-name="P1"><text:s text:c="24"/>&lt;/tbody&gt;</text:p>
      <text:p text:style-name="P1"><text:s text:c="20"/>&lt;/table&gt;</text:p>
      <text:p text:style-name="P1"><text:s text:c="16"/>&lt;/div&gt;</text:p>
      <text:p text:style-name="P1"><text:s text:c="16"/>&lt;a class="btn btn-default" href="{{ path('application_admin_transaction_new') }}"&gt;Create a new entry&lt;/a&gt;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M58S</meta:editing-duration>
    <meta:editing-cycles>5</meta:editing-cycles>
    <meta:generator>OpenOffice.org/3.3$Win32 OpenOffice.org_project/330m20$Build-9567</meta:generator>
    <dc:date>2015-11-04T16:21:35.73</dc:date>
    <dc:creator>szymon idczak</dc:creator>
    <meta:document-statistic meta:table-count="0" meta:image-count="0" meta:object-count="0" meta:page-count="1" meta:paragraph-count="47" meta:word-count="152" meta:character-count="2439"/>
    <meta:user-defined meta:name="Info 1"/>
    <meta:user-defined meta:name="Info 2"/>
    <meta:user-defined meta:name="Info 3"/>
    <meta:user-defined meta:name="Info 4"/>
  </office:meta>
</office:document-meta>
</file>